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1.207cm"/>
    </style:style>
    <style:style style:name="gr2" style:family="graphic" style:parent-style-name="standard">
      <style:graphic-properties svg:stroke-width="0.035cm" svg:stroke-color="#000000" draw:marker-start="Arrow" draw:marker-start-width="0.252cm" draw:marker-end-width="0.252cm" draw:fill-color="#ffffff" draw:opacity="100%" draw:textarea-horizontal-align="justify" draw:textarea-vertical-align="middle" draw:auto-grow-height="false" fo:min-height="0.605cm" fo:min-width="2.133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53cm" svg:stroke-color="#000000" draw:marker-start="Arrow" draw:marker-start-width="0.279cm" draw:marker-end-width="0.279cm" draw:fill-color="#ffffff" draw:opacity="100%" draw:textarea-horizontal-align="justify" draw:textarea-vertical-align="middle" draw:auto-grow-height="false" fo:min-height="0.839cm" fo:min-width="3.766cm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5.85cm"/>
    </style:style>
    <style:style style:name="gr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14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06cm" fo:min-width="1.40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7cm" fo:min-width="0.75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52cm" fo:min-width="1.02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309cm"/>
    </style:style>
    <style:style style:name="gr12" style:family="graphic" style:parent-style-name="standard">
      <style:graphic-properties draw:stroke="none" draw:fill="none" fo:min-height="0.63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824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3.58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56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032cm"/>
    </style:style>
    <style:style style:name="gr17" style:family="graphic" style:parent-style-name="standard">
      <style:graphic-properties draw:stroke="none" draw:fill="none" fo:min-height="0.412cm"/>
    </style:style>
    <style:style style:name="gr18" style:family="graphic" style:parent-style-name="standard">
      <style:graphic-properties svg:stroke-width="0.028cm" svg:stroke-color="#000000" draw:marker-start="Arrow" draw:marker-start-width="0.242cm" draw:marker-end-width="0.242cm" draw:fill-color="#ffffff" draw:opacity="100%" draw:textarea-horizontal-align="justify" draw:textarea-vertical-align="middle" draw:auto-grow-height="false" fo:min-height="0.863cm" fo:min-width="3.79cm" fo:padding-top="0.139cm" fo:padding-bottom="0.139cm" fo:padding-left="0.264cm" fo:padding-right="0.264cm"/>
    </style:style>
    <style:style style:name="gr1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706cm" fo:min-width="1.79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211cm" fo:min-width="0.96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  <style:text-properties style:font-name="Calibri" fo:font-size="15.3999996185303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  <style:text-properties style:font-name="Calibri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text-align="center"/>
      <style:text-properties style:font-name="Calibri"/>
    </style:style>
    <style:style style:name="P9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11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font-weight="normal" style:font-name-asian="SimSun" style:font-size-asian="11pt" style:font-weight-asian="normal" style:font-name-complex="Calibri" style:font-size-complex="11pt" style:language-complex="ar" style:country-complex="SA" style:font-weight-complex="normal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.353cm" fo:line-height="115%" fo:text-indent="0cm" style:text-autospace="none"/>
    </style:style>
    <style:style style:name="P14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font-weight="bold" style:font-name-asian="SimSun" style:font-size-asian="11pt" style:font-weight-asian="bold" style:font-name-complex="Calibri" style:font-size-complex="11pt" style:language-complex="ar" style:country-complex="SA" style:font-weight-complex="bold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font-name="Calibri" fo:font-size="13pt" style:font-size-asian="13pt" style:font-size-complex="13pt"/>
    </style:style>
    <style:style style:name="T4" style:family="text">
      <style:text-properties style:font-name="Calibri" fo:font-size="9pt" style:font-size-asian="9pt" style:font-size-complex="9pt"/>
    </style:style>
    <style:style style:name="T5" style:family="text">
      <style:text-properties style:font-name="Calibri"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.5pt" style:text-underline-style="solid" style:text-underline-width="auto" style:text-underline-color="font-color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413cm" svg:height="1.016cm" svg:x="22.855cm" svg:y="8.12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667cm" svg:height="0.889cm" svg:x="24.379cm" svg:y="6.342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3cm" svg:height="1.016cm" svg:x="24.506cm" svg:y="4.564cm">
          <text:p text:style-name="P1"><text:span text:style-name="T1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667cm" svg:height="0.889cm" svg:x="24.379cm" svg:y="2.913cm">
          <text:p text:style-name="P1"><text:span text:style-name="T1">Cold Wa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5.712cm" svg:y1="6.342cm" svg:x2="25.713cm" svg:y2="5.58cm" draw:start-shape="id1" draw:start-glue-point="0" draw:end-shape="id2" draw:end-glue-point="8" svg:d="M25712 6342l1-762" svg:viewBox="0 0 2 763">
          <text:p/>
        </draw:connector>
        <draw:connector draw:style-name="gr3" draw:text-style-name="P4" draw:layer="layout" draw:type="line" svg:x1="25.713cm" svg:y1="4.564cm" svg:x2="25.712cm" svg:y2="3.802cm" draw:start-shape="id2" draw:start-glue-point="4" draw:end-shape="id3" draw:end-glue-point="2" svg:d="M25713 4564l-1-762" svg:viewBox="0 0 2 763">
          <text:p/>
        </draw:connector>
        <draw:connector draw:style-name="gr3" draw:text-style-name="P4" draw:layer="layout" draw:type="line" svg:x1="24.062cm" svg:y1="8.12cm" svg:x2="25.712cm" svg:y2="7.231cm" draw:start-shape="id4" draw:start-glue-point="4" draw:end-shape="id1" draw:end-glue-point="2" svg:d="M24062 8120l1650-889" svg:viewBox="0 0 1651 890">
          <text:p/>
        </draw:connector>
        <draw:custom-shape draw:style-name="gr4" draw:text-style-name="P5" xml:id="id5" draw:id="id5" draw:layer="layout" svg:width="4.318cm" svg:height="1.141cm" svg:x="29.194cm" svg:y="9.773cm">
          <text:p text:style-name="P1"><text:span text:style-name="T1">Pipe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g>
            <draw:custom-shape draw:style-name="gr5" draw:text-style-name="P2" draw:layer="layout" svg:width="6.35cm" svg:height="2.794cm" svg:x="28.178cm" svg:y="4.8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2.294cm" svg:height="0.956cm" svg:x="28.297cm" svg:y="4.938cm">
              <text:p text:style-name="P6"><text:span text:style-name="T2">An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1.643cm" svg:height="0.956cm" svg:x="30.718cm" svg:y="4.938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.905cm" svg:height="0.956cm" svg:x="32.488cm" svg:y="4.938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8" draw:layer="layout" svg:width="1.778cm" svg:height="0.717cm" svg:x="28.424cm" svg:y="6.732cm">
              <text:p text:style-name="P1"><text:span text:style-name="T4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778cm" svg:height="0.717cm" svg:x="30.583cm" svg:y="6.732cm">
              <text:p text:style-name="P1"><text:span text:style-name="T4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778cm" svg:height="0.717cm" svg:x="32.615cm" svg:y="6.732cm">
              <text:p text:style-name="P1"><text:span text:style-name="T5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4" draw:layer="layout" svg:x1="29.313cm" svg:y1="6.731cm" svg:x2="29.313cm" svg:y2="5.894cm">
              <text:p/>
            </draw:line>
            <draw:line draw:style-name="gr3" draw:text-style-name="P4" draw:layer="layout" svg:x1="31.472cm" svg:y1="6.731cm" svg:x2="31.472cm" svg:y2="5.894cm">
              <text:p/>
            </draw:line>
            <draw:line draw:style-name="gr3" draw:text-style-name="P4" draw:layer="layout" svg:x1="33.472cm" svg:y1="6.732cm" svg:x2="33.472cm" svg:y2="5.895cm">
              <text:p/>
            </draw:line>
          </draw:g>
        </draw:g>
        <draw:connector draw:style-name="gr3" draw:text-style-name="P4" draw:layer="layout" draw:type="line" svg:x1="31.353cm" svg:y1="9.773cm" svg:x2="31.353cm" svg:y2="7.612cm" draw:start-shape="id5" draw:start-glue-point="0" draw:end-shape="id6" draw:end-glue-point="2" svg:d="M31353 9773v-2161" svg:viewBox="0 0 1 2162">
          <text:p/>
        </draw:connector>
        <draw:custom-shape draw:style-name="gr2" draw:text-style-name="P3" xml:id="id7" draw:id="id7" draw:layer="layout" svg:width="2.667cm" svg:height="0.889cm" svg:x="21.066cm" svg:y="6.342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413cm" svg:height="1.016cm" svg:x="21.193cm" svg:y="4.564cm">
          <text:p text:style-name="P1"><text:span text:style-name="T1">Proper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2.667cm" svg:height="0.889cm" svg:x="21.066cm" svg:y="2.913cm">
          <text:p text:style-name="P1"><text:span text:style-name="T1">Hot Wa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2.399cm" svg:y1="6.342cm" svg:x2="22.4cm" svg:y2="5.58cm" draw:start-shape="id7" draw:start-glue-point="0" draw:end-shape="id8" draw:end-glue-point="8" svg:d="M22399 6342l1-762" svg:viewBox="0 0 2 763">
          <text:p/>
        </draw:connector>
        <draw:connector draw:style-name="gr3" draw:text-style-name="P4" draw:layer="layout" draw:type="line" svg:x1="22.4cm" svg:y1="4.564cm" svg:x2="22.399cm" svg:y2="3.802cm" draw:start-shape="id8" draw:start-glue-point="4" draw:end-shape="id9" draw:end-glue-point="2" svg:d="M22400 4564l-1-762" svg:viewBox="0 0 2 763">
          <text:p/>
        </draw:connector>
        <draw:connector draw:style-name="gr3" draw:text-style-name="P4" draw:layer="layout" draw:type="line" svg:x1="24.062cm" svg:y1="8.12cm" svg:x2="22.399cm" svg:y2="7.231cm" draw:start-shape="id4" draw:start-glue-point="4" draw:end-shape="id7" draw:end-glue-point="2" svg:d="M24062 8120l-1663-889" svg:viewBox="0 0 1664 890">
          <text:p/>
        </draw:connector>
        <draw:connector draw:style-name="gr3" draw:text-style-name="P4" draw:layer="layout" svg:x1="29.194cm" svg:y1="10.343cm" svg:x2="24.062cm" svg:y2="9.136cm" draw:start-shape="id5" draw:start-glue-point="3" draw:end-shape="id4" draw:end-glue-point="8" svg:d="M29194 10343h-5132v-1207" svg:viewBox="0 0 5133 1208">
          <text:p/>
        </draw:connector>
        <draw:custom-shape draw:style-name="gr10" draw:text-style-name="P9" xml:id="id10" draw:id="id10" draw:layer="layout" svg:width="3.048cm" svg:height="3.002cm" svg:x="29.802cm" svg:y="12.13cm">
          <text:p text:style-name="P1"><text:span text:style-name="T6">Get Materia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31.353cm" svg:y1="10.914cm" svg:x2="31.326cm" svg:y2="12.13cm" draw:start-shape="id5" draw:start-glue-point="2" draw:end-shape="id10" draw:end-glue-point="4" svg:d="M31353 10914l-27 1216" svg:viewBox="0 0 28 1217">
          <text:p/>
        </draw:connector>
        <draw:custom-shape draw:style-name="gr11" draw:text-style-name="P11" xml:id="id11" draw:id="id11" draw:layer="layout" svg:width="2.809cm" svg:height="1.143cm" draw:transform="skewX (-0.0122173047639603) translate (35.036cm 13.046cm)">
          <text:p text:style-name="P10"><text:span text:style-name="T7">L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32.85cm" svg:y1="13.631cm" svg:x2="35.043cm" svg:y2="13.617cm" draw:start-shape="id10" draw:start-glue-point="7" draw:end-shape="id11" draw:end-glue-point="3" svg:d="M32850 13631l2193-14" svg:viewBox="0 0 2194 15">
          <text:p/>
        </draw:connector>
        <draw:custom-shape draw:style-name="gr11" draw:text-style-name="P11" xml:id="id12" draw:id="id12" draw:layer="layout" svg:width="2.809cm" svg:height="1.143cm" draw:transform="skewX (-0.0122173047639603) translate (35.007cm 14.924cm)">
          <text:p text:style-name="P10"><text:span text:style-name="T7">Lead Al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2" draw:layer="layout" svg:width="1.336cm" svg:height="0.885cm" svg:x="33.392cm" svg:y="13.046cm">
          <draw:text-box>
            <text:p><text:span text:style-name="T8">NOT</text:span></text:p>
          </draw:text-box>
        </draw:frame>
        <draw:connector draw:style-name="gr3" draw:text-style-name="P4" draw:layer="layout" draw:line-skew="-0.417cm" svg:x1="32.85cm" svg:y1="13.631cm" svg:x2="35.014cm" svg:y2="15.495cm" draw:start-shape="id10" draw:start-glue-point="7" draw:end-shape="id12" draw:end-glue-point="3" svg:d="M32850 13631h662v1864h1502" svg:viewBox="0 0 2165 1865">
          <text:p/>
        </draw:connector>
        <draw:custom-shape draw:style-name="gr13" draw:text-style-name="P11" xml:id="id13" draw:id="id13" draw:layer="layout" svg:width="3.324cm" svg:height="1.143cm" draw:transform="skewX (-0.0122173047639603) translate (35.007cm 16.775cm)">
          <text:p text:style-name="P10"><text:span text:style-name="T7">Unlined Cast I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14" draw:id="id14" draw:layer="layout" svg:width="4.087cm" svg:height="1.143cm" draw:transform="skewX (-0.0122173047639603) translate (35.007cm 18.526cm)">
          <text:p text:style-name="P10"><text:span text:style-name="T7">Unlined Galvanized Ir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15" draw:id="id15" draw:layer="layout" svg:width="3.069cm" svg:height="1.143cm" draw:transform="skewX (-0.0122173047639603) translate (35.007cm 20.25cm)">
          <text:p text:style-name="P10"><text:span text:style-name="T7">Bare Mild Ste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line-skew="-0.417cm" svg:x1="32.85cm" svg:y1="13.631cm" svg:x2="35.014cm" svg:y2="17.346cm" draw:start-shape="id10" draw:start-glue-point="7" draw:end-shape="id13" draw:end-glue-point="3" svg:d="M32850 13631h662v3715h1502" svg:viewBox="0 0 2165 3716">
          <text:p/>
        </draw:connector>
        <draw:connector draw:style-name="gr3" draw:text-style-name="P4" draw:layer="layout" draw:line-skew="-0.417cm" svg:x1="32.85cm" svg:y1="13.631cm" svg:x2="35.014cm" svg:y2="19.097cm" draw:start-shape="id10" draw:start-glue-point="7" draw:end-shape="id14" draw:end-glue-point="3" svg:d="M32850 13631h662v5466h1502" svg:viewBox="0 0 2165 5467">
          <text:p/>
        </draw:connector>
        <draw:connector draw:style-name="gr3" draw:text-style-name="P4" draw:layer="layout" draw:line-skew="-0.417cm" svg:x1="32.85cm" svg:y1="13.631cm" svg:x2="35.014cm" svg:y2="20.821cm" draw:start-shape="id10" draw:start-glue-point="7" draw:end-shape="id15" draw:end-glue-point="3" svg:d="M32850 13631h662v7190h1502" svg:viewBox="0 0 2165 7191">
          <text:p/>
        </draw:connector>
        <draw:custom-shape draw:style-name="gr16" draw:text-style-name="P11" xml:id="id19" draw:id="id19" draw:layer="layout" svg:width="2.532cm" svg:height="1.143cm" draw:transform="skewX (-0.0122173047639603) translate (15.551cm 16.24cm)">
          <text:p text:style-name="P10"><text:span text:style-name="T7">Br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1.336cm" svg:height="0.662cm" svg:x="33.385cm" svg:y="14.924cm">
          <draw:text-box>
            <text:p><text:span text:style-name="T8">NOT</text:span></text:p>
          </draw:text-box>
        </draw:frame>
        <draw:frame draw:style-name="gr17" draw:text-style-name="P12" draw:layer="layout" svg:width="1.336cm" svg:height="0.662cm" svg:x="33.385cm" svg:y="16.702cm">
          <draw:text-box>
            <text:p><text:span text:style-name="T8">NOT</text:span></text:p>
          </draw:text-box>
        </draw:frame>
        <draw:frame draw:style-name="gr17" draw:text-style-name="P12" draw:layer="layout" svg:width="1.336cm" svg:height="0.662cm" svg:x="33.446cm" svg:y="18.58cm">
          <draw:text-box>
            <text:p><text:span text:style-name="T8">NOT</text:span></text:p>
          </draw:text-box>
        </draw:frame>
        <draw:frame draw:style-name="gr17" draw:text-style-name="P12" draw:layer="layout" svg:width="1.336cm" svg:height="0.662cm" svg:x="33.385cm" svg:y="20.258cm">
          <draw:text-box>
            <text:p><text:span text:style-name="T8">NOT</text:span></text:p>
          </draw:text-box>
        </draw:frame>
        <draw:custom-shape draw:style-name="gr18" draw:text-style-name="P5" xml:id="id16" draw:id="id16" draw:layer="layout" svg:width="4.318cm" svg:height="1.141cm" svg:x="14.732cm" svg:y="9.763cm">
          <text:p text:style-name="P1"><text:span text:style-name="T1">Flow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9.05cm" svg:y1="10.333cm" svg:x2="24.062cm" svg:y2="9.136cm" draw:start-shape="id16" draw:start-glue-point="1" draw:end-shape="id4" draw:end-glue-point="8" svg:d="M19050 10333h5012v-1197" svg:viewBox="0 0 5013 1198">
          <text:p/>
        </draw:connector>
        <draw:g xml:id="id17" draw:id="id17">
          <draw:g>
            <draw:custom-shape draw:style-name="gr5" draw:text-style-name="P2" draw:layer="layout" svg:width="6.35cm" svg:height="2.794cm" svg:x="13.7cm" svg:y="4.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7" draw:layer="layout" svg:width="2.294cm" svg:height="0.956cm" svg:x="13.819cm" svg:y="4.83cm">
              <text:p text:style-name="P6"><text:span text:style-name="T2">Bras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1.643cm" svg:height="0.956cm" svg:x="16.24cm" svg:y="4.83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1.905cm" svg:height="0.956cm" svg:x="18.01cm" svg:y="4.83cm">
              <text:p text:style-name="P1"><text:span text:style-name="T3">??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8" draw:layer="layout" svg:width="1.778cm" svg:height="0.717cm" svg:x="13.946cm" svg:y="6.624cm">
              <text:p text:style-name="P1"><text:span text:style-name="T4">Object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778cm" svg:height="0.717cm" svg:x="16.105cm" svg:y="6.624cm">
              <text:p text:style-name="P1"><text:span text:style-name="T4">Classification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778cm" svg:height="0.717cm" svg:x="18.137cm" svg:y="6.624cm">
              <text:p text:style-name="P1"><text:span text:style-name="T5">Predefined Typ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4" draw:layer="layout" svg:x1="14.835cm" svg:y1="6.623cm" svg:x2="14.835cm" svg:y2="5.786cm">
              <text:p/>
            </draw:line>
            <draw:line draw:style-name="gr3" draw:text-style-name="P4" draw:layer="layout" svg:x1="16.994cm" svg:y1="6.623cm" svg:x2="16.994cm" svg:y2="5.786cm">
              <text:p/>
            </draw:line>
            <draw:line draw:style-name="gr3" draw:text-style-name="P4" draw:layer="layout" svg:x1="18.994cm" svg:y1="6.624cm" svg:x2="18.994cm" svg:y2="5.787cm">
              <text:p/>
            </draw:line>
          </draw:g>
        </draw:g>
        <draw:connector draw:style-name="gr3" draw:text-style-name="P4" draw:layer="layout" draw:type="line" svg:x1="16.891cm" svg:y1="9.763cm" svg:x2="16.875cm" svg:y2="7.504cm" draw:start-shape="id16" draw:start-glue-point="0" draw:end-shape="id17" draw:end-glue-point="2" svg:d="M16891 9763l-16-2259" svg:viewBox="0 0 17 2260">
          <text:p/>
        </draw:connector>
        <draw:custom-shape draw:style-name="gr10" draw:text-style-name="P9" xml:id="id18" draw:id="id18" draw:layer="layout" svg:width="3.048cm" svg:height="3.002cm" svg:x="15.324cm" svg:y="12.222cm">
          <text:p text:style-name="P1"><text:span text:style-name="T6">Get Materia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6.891cm" svg:y1="10.904cm" svg:x2="16.848cm" svg:y2="12.222cm" draw:start-shape="id16" draw:start-glue-point="2" draw:end-shape="id18" draw:end-glue-point="4" svg:d="M16891 10904l-43 1318" svg:viewBox="0 0 44 1319">
          <text:p/>
        </draw:connector>
        <draw:connector draw:style-name="gr3" draw:text-style-name="P4" draw:layer="layout" draw:type="line" svg:x1="16.848cm" svg:y1="15.224cm" svg:x2="16.817cm" svg:y2="16.24cm" draw:start-shape="id18" draw:start-glue-point="6" draw:end-shape="id19" draw:end-glue-point="0" svg:d="M16848 15224l-31 1016" svg:viewBox="0 0 32 1017">
          <text:p/>
        </draw:connector>
        <draw:custom-shape draw:style-name="gr20" draw:text-style-name="P9" xml:id="id20" draw:id="id20" draw:layer="layout" svg:width="2.921cm" svg:height="2.921cm" svg:x="15.351cm" svg:y="18.399cm">
          <text:p text:style-name="P1"><text:span text:style-name="T6">Descrip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6.831cm" svg:y1="17.383cm" svg:x2="16.812cm" svg:y2="18.399cm" draw:start-shape="id19" draw:start-glue-point="2" draw:end-shape="id20" draw:end-glue-point="4" svg:d="M16831 17383l-19 1016" svg:viewBox="0 0 20 1017">
          <text:p/>
        </draw:connector>
        <draw:custom-shape draw:style-name="gr21" draw:text-style-name="P14" xml:id="id21" draw:id="id21" draw:layer="layout" svg:width="4.191cm" svg:height="1.143cm" draw:transform="skewX (-0.0122173047639603) translate (19.609cm 19.288cm)">
          <text:p text:style-name="P13"><text:span text:style-name="T7">Dezincification Resist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8.272cm" svg:y1="19.86cm" svg:x2="19.616cm" svg:y2="19.859cm" draw:start-shape="id20" draw:start-glue-point="7" draw:end-shape="id21" draw:end-glue-point="3" svg:d="M18272 19860l1344-1" svg:viewBox="0 0 1345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8:20:01.157000000</meta:creation-date>
    <dc:date>2018-11-29T18:10:18.937000000</dc:date>
    <meta:editing-duration>PT4H36M59S</meta:editing-duration>
    <meta:editing-cycles>6</meta:editing-cycles>
    <meta:generator>LibreOffice/6.1.2.1$Windows_X86_64 LibreOffice_project/65905a128db06ba48db947242809d14d3f9a93fe</meta:generator>
    <meta:document-statistic meta:object-count="68"/>
  </office:meta>
</office:document-meta>
</file>